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SendOperatorTests.errorAfterMultipleIte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riteSubscriber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SendOperatorTests.errorFromWriteSourceWhileItemCac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neByOneAsyncWriter.send( Publisher &lt; String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SendOperatorTests.errorInWrit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nnelSendOperatorTests.writeMultiple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ZeroDemandSubscrib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Subscribe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DemandSubscriber.signalDemand( long de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Subscriber.onNext( String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SendOperatorTests.errorFromWriteFunctionWhileItemC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nnelSendOperatorTests.cancelWhileItemC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riteSubscriber.onError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SendOperatorTests.writeOn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nnelSendOperatorTests.completionBeforeFirs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nelSendOperatorTests.sendOperator( Publisher &lt; String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SendOperatorTests.errorBeforeFirs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Subscriber.WriteSubscriber( Subscriber &lt; ? super Void &gt; subscri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